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lgerian" svg:font-family="Algerian" style:font-family-generic="decorative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0pt" fo:font-weight="bold" officeooo:rsid="0015e8d7" officeooo:paragraph-rsid="0068315c" style:font-size-asian="10pt" style:font-weight-asian="bold" style:font-size-complex="10pt" style:font-weight-complex="bold"/>
    </style:style>
    <style:style style:name="P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tyle="normal" style:text-underline-style="solid" style:text-underline-width="auto" style:text-underline-color="font-color" fo:font-weight="bold" officeooo:rsid="0015f01c" officeooo:paragraph-rsid="0024698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2.5in"/>
          <style:tab-stop style:position="3.25in"/>
        </style:tab-stops>
      </style:paragraph-properties>
      <style:text-properties style:font-name="Times New Roman" fo:font-style="normal" officeooo:paragraph-rsid="00630398" style:font-style-asian="normal" style:font-style-complex="normal"/>
    </style:style>
    <style:style style:name="P8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68315c" style:font-style-asian="normal" style:font-weight-asian="bold" style:font-style-complex="normal"/>
    </style:style>
    <style:style style:name="P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officeooo:paragraph-rsid="0015e8d7"/>
    </style:style>
    <style:style style:name="P1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officeooo:paragraph-rsid="0066b572"/>
    </style:style>
    <style:style style:name="P11" style:family="paragraph" style:parent-style-name="Standard">
      <style:text-properties style:font-name="Times New Roman" officeooo:paragraph-rsid="0015e8d7"/>
    </style:style>
    <style:style style:name="P12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68315c" style:font-size-asian="10pt" style:font-weight-asian="bold" style:font-name-complex="Liberation Sans2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style="normal" style:text-underline-style="solid" style:text-underline-width="auto" style:text-underline-color="font-color" fo:font-weight="bold" officeooo:rsid="0015e8d7" officeooo:paragraph-rsid="0068315c" style:font-size-asian="10pt" style:font-style-asian="normal" style:font-weight-asian="bold" style:font-name-complex="Liberation Sans2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paragraph-rsid="0066b572" style:font-size-asian="10pt" style:font-style-asian="normal" style:font-weight-asian="normal" style:font-name-complex="Liberation Sans2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weight="normal" officeooo:paragraph-rsid="0068315c" style:font-size-asian="10pt" style:font-weight-asian="normal" style:font-name-complex="Liberation Sans2" style:font-size-complex="10pt" style:font-weight-complex="normal"/>
    </style:style>
    <style:style style:name="P17" style:family="paragraph" style:parent-style-name="Standard">
      <style:text-properties style:font-name="Times New Roman" officeooo:paragraph-rsid="006520a3"/>
    </style:style>
    <style:style style:name="P18" style:family="paragraph" style:parent-style-name="Standard">
      <style:text-properties style:font-name="Times New Roman" fo:font-size="6pt" officeooo:rsid="0015e8d7" officeooo:paragraph-rsid="0068315c" style:font-size-asian="5.25pt" style:font-size-complex="6pt"/>
    </style:style>
    <style:style style:name="P19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8pt" fo:font-style="italic" style:text-underline-style="solid" style:text-underline-width="auto" style:text-underline-color="font-color" fo:font-weight="bold" officeooo:paragraph-rsid="005e71e4" style:font-size-asian="18pt" style:font-style-asian="italic" style:font-weight-asian="bold" style:font-name-complex="Verdana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6pt" fo:font-style="italic" style:text-underline-style="solid" style:text-underline-width="auto" style:text-underline-color="font-color" fo:font-weight="bold" officeooo:paragraph-rsid="005e71e4" style:font-size-asian="5.25pt" style:font-style-asian="italic" style:font-weight-asian="bold" style:font-name-complex="Verdana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5e71e4" style:font-size-asian="18pt" style:font-style-asian="italic" style:font-weight-asian="bold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paragraph-rsid="005e71e4" style:font-size-asian="12pt" style:font-weight-asian="bold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6pt" fo:font-weight="bold" officeooo:paragraph-rsid="005e71e4" style:font-size-asian="5.25pt" style:font-weight-asian="bold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officeooo:paragraph-rsid="005e71e4" style:font-size-asian="5.25pt" style:font-style-asian="italic" style:font-weight-asian="bold" style:font-size-complex="6pt"/>
    </style:style>
    <style:style style:name="P26" style:family="paragraph" style:parent-style-name="Text_20_body">
      <style:text-properties style:font-name="Times New Roman" fo:font-weight="bold" style:font-weight-asian="bold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weight="bold" style:font-weight-asian="bold"/>
    </style:style>
    <style:style style:name="P28" style:family="paragraph" style:parent-style-name="Text_20_body">
      <style:text-properties style:font-name="Times New Roman" fo:font-weight="bold" officeooo:paragraph-rsid="00418428" style:font-weight-asian="bold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9pt" fo:font-weight="bold" officeooo:paragraph-rsid="00418428" style:font-size-asian="9pt" style:font-weight-asian="bold" style:font-size-complex="9pt"/>
    </style:style>
    <style:style style:name="P30" style:family="paragraph" style:parent-style-name="Text_20_body">
      <style:text-properties style:font-name="Times New Roman" fo:font-size="10pt" fo:font-style="italic" fo:font-weight="normal" officeooo:paragraph-rsid="004cec32" style:font-size-asian="10pt" style:font-style-asian="italic" style:font-weight-asian="normal" style:font-name-complex="Times New Roman" style:font-size-complex="10pt" style:font-style-complex="italic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6pt" fo:font-weight="bold" style:font-size-asian="5.25pt" style:font-weight-asian="bold" style:font-size-complex="6pt"/>
    </style:style>
    <style:style style:name="P33" style:family="paragraph" style:parent-style-name="Text_20_body">
      <style:text-properties style:font-name="Times New Roman" fo:font-size="6pt" fo:font-weight="bold" officeooo:paragraph-rsid="00418428" style:font-size-asian="5.25pt" style:font-weight-asian="bold" style:font-size-complex="6pt"/>
    </style:style>
    <style:style style:name="P34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35" style:family="paragraph" style:parent-style-name="Body_20_Text_20_2">
      <style:text-properties style:font-name="Times New Roman" fo:font-size="7pt" fo:font-style="normal" style:text-underline-style="solid" style:text-underline-width="auto" style:text-underline-color="font-color" fo:font-weight="bold" style:font-size-asian="6.09999990463257pt" style:font-style-asian="normal" style:font-weight-asian="bold" style:font-name-complex="Times New Roman" style:font-size-complex="7pt" style:font-style-complex="normal" style:font-weight-complex="bold"/>
    </style:style>
    <style:style style:name="P36" style:family="paragraph" style:parent-style-name="Body_20_Text_20_2">
      <style:text-properties officeooo:paragraph-rsid="00630398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paragraph-rsid="005e71e4" style:font-size-asian="12pt" style:font-style-asian="italic" style:font-weight-asian="bold" style:font-size-complex="12pt" style:font-style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officeooo:paragraph-rsid="00716b8e"/>
    </style:style>
    <style:style style:name="P39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weight="bold" style:font-weight-asian="bold"/>
    </style:style>
    <style:style style:name="P40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41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3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4" style:family="text">
      <style:text-properties fo:font-size="12pt" fo:font-weight="normal" officeooo:rsid="0066b572" style:font-size-asian="12pt" style:font-weight-asian="normal" style:font-name-complex="Liberation Sans2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ba965"/>
    </style:style>
    <style:style style:name="T9" style:family="text">
      <style:text-properties officeooo:rsid="00418428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4bab2"/>
    </style:style>
    <style:style style:name="T12" style:family="text">
      <style:text-properties style:font-name="Times New Roman" fo:font-style="normal" style:font-name-asian="Palatino" style:font-style-asian="normal" style:font-style-complex="normal"/>
    </style:style>
    <style:style style:name="T13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Times New Roman" fo:font-size="10pt" fo:font-style="italic" fo:font-weight="normal" style:font-name-asian="Liberation Sans1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5" style:family="text">
      <style:text-properties officeooo:rsid="0051aef7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Algeri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 style:font-weight-complex="bold"/>
    </style:style>
    <style:style style:name="T18" style:family="text">
      <style:text-properties style:font-name="Algerian" fo:font-size="12pt" style:text-underline-style="solid" style:text-underline-width="auto" style:text-underline-color="font-color" fo:font-weight="bold" style:font-size-asian="12pt" style:font-weight-asian="bold" style:font-name-complex="Algerian" style:font-size-complex="12pt" style:font-weight-complex="bold"/>
    </style:style>
    <style:style style:name="T19" style:family="text">
      <style:text-properties fo:color="#000000"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fo:color="#2a6099" fo:font-size="12pt" fo:font-weight="bold" style:font-size-asian="12pt" style:font-weight-asian="bold" style:font-name-complex="Liberation Sans2" style:font-size-complex="12pt" style:font-weight-complex="bold"/>
    </style:style>
    <style:style style:name="T23" style:family="text">
      <style:text-properties fo:color="#ff4000" fo:font-size="12pt" fo:font-weight="bold" style:font-size-asian="12pt" style:font-weight-asian="bold" style:font-name-complex="Liberation Sans2" style:font-size-complex="12pt" style:font-weight-complex="bold"/>
    </style:style>
    <style:style style:name="T24" style:family="text">
      <style:text-properties fo:color="#ff4000" fo:font-size="12pt" fo:font-weight="bold" officeooo:rsid="00630398" style:font-size-asian="12pt" style:font-weight-asian="bold" style:font-name-complex="Liberation Sans2" style:font-size-complex="12pt" style:font-weight-complex="bold"/>
    </style:style>
    <style:style style:name="T25" style:family="text">
      <style:text-properties fo:color="#ff4000" fo:font-size="12pt" fo:font-weight="bold" officeooo:rsid="0068315c" style:font-size-asian="12pt" style:font-weight-asian="bold" style:font-name-complex="Liberation Sans2" style:font-size-complex="12pt" style:font-weight-complex="bold"/>
    </style:style>
    <style:style style:name="gr1" style:family="graphic">
      <style:graphic-properties fo:background-color="#ffffff" fo:border="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0" form:id="control10" form:tab-index="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1" form:id="control11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pplied Math 2021 <text:span text:style-name="T16">– Virtual Spring In-service</text:span></text:p>
      <text:p text:style-name="P31">Registration</text:p>
      <text:p text:style-name="P32"/>
      <text:p text:style-name="P27">In-service Registration Fee: $145.00 </text:p>
      <text:p text:style-name="P29">(Includes six (6) STEM Clock Hours)</text:p>
      <text:p text:style-name="P33"/>
      <text:p text:style-name="P28">Mail to:<text:tab/><text:tab/><text:tab/>Washington Applied Math Council (WAMC)</text:p>
      <text:p text:style-name="P26"><text:tab/><text:tab/><text:tab/><text:tab/>C/O WAMC Registrar</text:p>
      <text:p text:style-name="P26"><text:tab/><text:tab/><text:tab/><text:tab/>PO BOX 10700</text:p>
      <text:p text:style-name="P26"><text:tab/><text:tab/><text:tab/><text:tab/>Yakima WA 98909</text:p>
      <text:p text:style-name="P26"><text:tab/><text:tab/><text:tab/><text:tab/>(509) 731-3304 Fax: (509) 461-5222</text:p>
      <text:p text:style-name="P26"><text:tab/><text:tab/><text:tab/><text:tab/>E-mail to: wamcreg@gmail.com</text:p>
      <text:p text:style-name="P4"/>
      <text:p text:style-name="P19"/>
      <text:p text:style-name="P38"><text:span text:style-name="T2">Name:</text:span><text:span text:style-name="T2"><draw:control text:anchor-type="as-char" svg:y="-0.2508in" draw:z-index="0" draw:name="Shape1" draw:style-name="gr1" draw:text-style-name="P40" svg:width="2.5004in" svg:height="0.2504in" draw:control="control1"/></text:span><text:span text:style-name="T2"><text:tab/>School District:</text:span><text:span text:style-name="T2"><draw:control text:anchor-type="as-char" draw:z-index="11" draw:name="Shape2" draw:style-name="gr2" draw:text-style-name="P40" svg:width="2.2406in" svg:height="0.2504in" draw:control="control12"/></text:span><text:span text:style-name="T2"> </text:span></text:p>
      <text:p text:style-name="P10"><text:span text:style-name="T3">Billing</text:span><text:span text:style-name="T2"> Address: </text:span><text:span text:style-name="T2"><draw:control text:anchor-type="as-char" draw:z-index="8" draw:name="Shape7_0" draw:style-name="gr2" draw:text-style-name="P40" svg:width="5.0004in" svg:height="0.2504in" draw:control="control9"/></text:span></text:p>
      <text:p text:style-name="P10"><text:span text:style-name="T2">City, Zip: </text:span><text:span text:style-name="T5"><draw:control text:anchor-type="as-char" draw:z-index="1" draw:name="Shape4" draw:style-name="gr2" draw:text-style-name="P40" svg:width="5.0004in" svg:height="0.2504in" draw:control="control2"/></text:span></text:p>
      <text:p text:style-name="P9"><text:span text:style-name="T2">School: </text:span><text:span text:style-name="T2"><draw:control text:anchor-type="as-char" draw:z-index="2" draw:name="Shape5" draw:style-name="gr2" draw:text-style-name="P40" svg:width="2.5004in" svg:height="0.2504in" draw:control="control3"/></text:span><text:span text:style-name="T2"><text:tab/>School Phone: </text:span><text:span text:style-name="T5"><draw:control text:anchor-type="as-char" draw:z-index="3" draw:name="Shape6" draw:style-name="gr2" draw:text-style-name="P40" svg:width="2.0004in" svg:height="0.2504in" draw:control="control4"/></text:span></text:p>
      <text:p text:style-name="P11"><text:span text:style-name="T2">School Email: </text:span><text:span text:style-name="T5"><draw:control text:anchor-type="as-char" draw:z-index="4" draw:name="Shape8" draw:style-name="gr2" draw:text-style-name="P40" svg:width="2.5004in" svg:height="0.2504in" draw:control="control5"/></text:span><text:span text:style-name="T2"><text:s text:c="2"/></text:span><text:span text:style-name="T4">Teacher </text:span><text:span text:style-name="T2">Cert.# </text:span><text:span text:style-name="T5"><draw:control text:anchor-type="as-char" draw:z-index="5" draw:name="Shape9" draw:style-name="gr2" draw:text-style-name="P40" svg:width="1.7504in" svg:height="0.2504in" draw:control="control6"/></text:span></text:p>
      <text:p text:style-name="P17"><text:span text:style-name="T24">Day of In-service</text:span><text:span text:style-name="T23"> </text:span><text:span text:style-name="T25">e</text:span><text:span text:style-name="T23">mail:</text:span><text:span text:style-name="T22"> </text:span><text:span text:style-name="T5"><draw:control text:anchor-type="as-char" draw:z-index="6" draw:name="Shape10" draw:style-name="gr2" draw:text-style-name="P41" svg:width="2.5004in" svg:height="0.2504in" draw:control="control7"/></text:span><text:span text:style-name="T2"><text:s text:c="3"/></text:span></text:p>
      <text:p text:style-name="P17"><text:span text:style-name="T23">Day of In-service </text:span><text:span text:style-name="T25">p</text:span><text:span text:style-name="T23">hone </text:span><text:span text:style-name="T25">number</text:span><text:span text:style-name="T23">:</text:span><text:span text:style-name="T22"> </text:span><text:span text:style-name="T2"><draw:control text:anchor-type="as-char" draw:z-index="7" draw:name="Shape10_0" draw:style-name="gr2" draw:text-style-name="P41" svg:width="2.5004in" svg:height="0.2504in" draw:control="control8"/></text:span></text:p>
      <text:p text:style-name="P16"/>
      <text:p text:style-name="P2">The regular price of $1<text:span text:style-name="T8">45 </text:span>applies for early inservice registrations ONLY. <text:s/>For registrations postmarked after <text:span text:style-name="T15">April 30, 2021</text:span> or on-site the cost is $1<text:span text:style-name="T9">70</text:span>.00.</text:p>
      <text:p text:style-name="P18"/>
      <text:p text:style-name="P12">Make Checks and POs payable to Washington Applied Math Council (WAMC)</text:p>
      <text:p text:style-name="P13">(Purchase Order number or check must accompany registration form!)</text:p>
      <text:p text:style-name="P14"><text:span text:style-name="T7"><text:s/></text:span><text:span text:style-name="T7"><draw:control text:anchor-type="as-char" draw:z-index="9" draw:name="Shape13_0" draw:style-name="gr3" draw:text-style-name="P42" svg:width="0.2504in" svg:height="0.2504in" draw:control="control10"/></text:span>P.O. Enclosed <text:span text:style-name="T7"><text:s text:c="31"/></text:span><text:span text:style-name="T20">P.O. # or Check #</text:span><text:span text:style-name="T21"> </text:span><text:span text:style-name="T7"><draw:control text:anchor-type="as-char" draw:z-index="10" draw:name="Shape12_0" draw:style-name="gr2" draw:text-style-name="P40" svg:width="3.0004in" svg:height="0.2504in" draw:control="control11"/></text:span></text:p>
      <text:p text:style-name="P8"/>
      <text:p text:style-name="P6"><text:span text:style-name="T1">Please specify which inservice you will attend</text:span>:</text:p>
      <text:p text:style-name="P7"><text:span text:style-name="T6">(Purchase Order number or check </text:span><text:span text:style-name="T17">must</text:span><text:span text:style-name="T18"> </text:span><text:span text:style-name="T6">accompany registration form!)</text:span></text:p>
      <text:p text:style-name="P15"/>
      <text:p text:style-name="P22">2021 Virtual Spring In-service via Webex</text:p>
      <text:p text:style-name="P25"/>
      <text:p text:style-name="P20">May 7, 2021</text:p>
      <text:p text:style-name="P21"/>
      <text:p text:style-name="P23">7:00 a.m. – 3:00 p.m.</text:p>
      <text:p text:style-name="P24"/>
      <text:p text:style-name="P37">Join us as we share how to adapt over 20 years of labs for Virtual Use</text:p>
      <text:p text:style-name="P5"/>
      <text:p text:style-name="P1"><text:span text:style-name="T10">For directions and additional Information check our web site at, </text:span><text:a xlink:type="simple" xlink:href="http://www.wa-appliedmath.org/" text:style-name="Internet_20_link" text:visited-style-name="Visited_20_Internet_20_Link"><text:span text:style-name="T11">http://www.wa-appliedmath.org/</text:span></text:a></text:p>
      <text:p text:style-name="P3">The Summer Registration form is available to be downloaded from this site!!</text:p>
      <text:p text:style-name="P35"/>
      <text:p text:style-name="P34">Please register early to ensure your place in these inservice. <text:span text:style-name="T1">Written</text:span> cancellations received more than two weeks prior will be charged $30. There are <text:span text:style-name="T1">no refunds</text:span> for cancellations received within two weeks of</text:p>
      <text:p text:style-name="P34">the inservice date or for no-shows.</text:p>
      <text:p text:style-name="P34"/>
      <text:p text:style-name="P34">These in-services fulfill, in part, the Assurance Statement signed by the district to continue in-</text:p>
      <text:p text:style-name="P34">service in the CTE Applied Math program and are approved by OSPI for <text:span text:style-name="T1">six STEM Clock</text:span></text:p>
      <text:p text:style-name="P34"><text:span text:style-name="T1">Hours</text:span> of credit each.</text:p>
      <text:p text:style-name="P30"><text:s/></text:p>
      <text:p text:style-name="P36"><text:span text:style-name="T13">For further information e-mail Nan Johnson: <text:s text:c="2"/></text:span><text:span text:style-name="T14">Njohnson@wa-appliedmath.org</text:span><text:span text:style-name="T13"> or call </text:span><text:span text:style-name="T19">206-249-8481</text:span><text:span text:style-name="T12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lgerian" svg:font-family="Algerian" style:font-family-generic="decorative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Block_20_Text" style:display-name="Block Text" style:family="paragraph" style:parent-style-name="Standard" style:default-outline-level="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TOP_20_LINE" style:display-name="TOP LINE" style:family="paragraph" style:parent-style-name="Standard" style:default-outline-level="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6z0" style:family="text">
      <style:text-properties style:font-name="Palatino1" fo:font-family="Palatino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fo:font-size="10pt" style:font-name-asian="Symbol1" style:font-family-asian="Symbol" style:font-family-generic-asian="system" style:font-pitch-asian="variable" style:font-size-asian="10pt" style:font-size-complex="11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4-22T19:16:23.076709853</dc:date>
    <meta:print-date>2013-10-13T17:25:00</meta:print-date>
    <meta:editing-cycles>55</meta:editing-cycles>
    <meta:editing-duration>PT20H48M55S</meta:editing-duration>
    <meta:generator>LibreOffice/6.1.5.2$Linux_X86_64 LibreOffice_project/10$Build-2</meta:generator>
    <meta:document-statistic meta:table-count="0" meta:image-count="0" meta:object-count="0" meta:page-count="1" meta:paragraph-count="36" meta:word-count="267" meta:character-count="1792" meta:non-whitespace-character-count="1483"/>
  </office:meta>
</office:document-meta>
</file>